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7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 are not using any retireWidth etc...just using fetchWidth</text:p>
          </table:table-cell>
          <table:table-cell table:number-columns-repeated="7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ssue stage mein ifIdlatch se utha rya ho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ssue stage mein sab issue kar re ho jitni ho sakti hain..i.e. multipl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firm with prev logic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irst cycle mein kuch bi fetch ni hua?--just added to instrCache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table:style-name="ce4" office:value-type="string" calcext:value-type="string">
            <text:p>Fetch issu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ermination logic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tAL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2<text:span text:style-name="T1">nd</text:span> operand ni hai 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ating point to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ch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ultiple type of instruction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lsq</text:p>
          </table:table-cell>
          <table:table-cell table:number-columns-repeated="3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3T00:46:58.381235443</dc:date>
    <meta:editing-duration>P1DT9H29M30S</meta:editing-duration>
    <meta:editing-cycles>70</meta:editing-cycles>
    <meta:document-statistic meta:table-count="2" meta:cell-count="103" meta:object-count="0"/>
  </office:meta>
</office:document-meta>
</file>